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a116ed"/>
    </style:style>
    <style:style style:name="P8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officeooo:paragraph-rsid="007b004c"/>
    </style:style>
    <style:style style:name="P10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1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0" style:family="paragraph" style:parent-style-name="Standard">
      <style:paragraph-properties style:writing-mode="lr-tb"/>
      <style:text-properties officeooo:paragraph-rsid="0081023c"/>
    </style:style>
    <style:style style:name="P21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officeooo:rsid="0085731c" officeooo:paragraph-rsid="0085731c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8383c7"/>
    </style:style>
    <style:style style:name="P27" style:family="paragraph" style:parent-style-name="Standard">
      <style:text-properties officeooo:rsid="008383c7" officeooo:paragraph-rsid="008383c7"/>
    </style:style>
    <style:style style:name="P28" style:family="paragraph" style:parent-style-name="Standard">
      <style:paragraph-properties style:writing-mode="lr-tb"/>
      <style:text-properties officeooo:paragraph-rsid="00881612"/>
    </style:style>
    <style:style style:name="P29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0" style:family="paragraph" style:parent-style-name="Standard" style:list-style-name="L3">
      <style:text-properties officeooo:paragraph-rsid="008383c7"/>
    </style:style>
    <style:style style:name="P31" style:family="paragraph" style:parent-style-name="Standard">
      <style:text-properties officeooo:paragraph-rsid="008383c7"/>
    </style:style>
    <style:style style:name="P32" style:family="paragraph" style:parent-style-name="Standard">
      <style:text-properties fo:font-weight="bold" officeooo:paragraph-rsid="008383c7" style:font-weight-asian="bold" style:font-weight-complex="bold"/>
    </style:style>
    <style:style style:name="P33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34" style:family="paragraph" style:parent-style-name="Standard">
      <style:paragraph-properties style:writing-mode="lr-tb"/>
      <style:text-properties officeooo:paragraph-rsid="007edf04"/>
    </style:style>
    <style:style style:name="P35" style:family="paragraph" style:parent-style-name="Standard">
      <style:paragraph-properties style:writing-mode="lr-tb"/>
      <style:text-properties officeooo:paragraph-rsid="0070377e"/>
    </style:style>
    <style:style style:name="P36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5" style:family="text">
      <style:text-properties officeooo:rsid="00a116ed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fo:language="fr" fo:country="FR" officeooo:rsid="00a44ee7" style:language-asian="zh" style:country-asian="CN" style:language-complex="hi" style:country-complex="IN"/>
    </style:style>
    <style:style style:name="T8" style:family="text">
      <style:text-properties officeooo:rsid="008fc6b0"/>
    </style:style>
    <style:style style:name="T9" style:family="text">
      <style:text-properties officeooo:rsid="007b004c"/>
    </style:style>
    <style:style style:name="T10" style:family="text">
      <style:text-properties officeooo:rsid="007fd3fb"/>
    </style:style>
    <style:style style:name="T11" style:family="text">
      <style:text-properties officeooo:rsid="007b004c" fo:background-color="#ffff00" loext:char-shading-value="0"/>
    </style:style>
    <style:style style:name="T12" style:family="text">
      <style:text-properties fo:language="fr" fo:country="FR" officeooo:rsid="0081a19d" style:language-asian="zh" style:country-asian="CN" style:language-complex="hi" style:country-complex="IN"/>
    </style:style>
    <style:style style:name="T13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4" style:family="text">
      <style:text-properties officeooo:rsid="008383c7"/>
    </style:style>
    <style:style style:name="T15" style:family="text">
      <style:text-properties fo:language="fr" fo:country="FR" officeooo:rsid="00881612" style:language-asian="zh" style:country-asian="CN" style:language-complex="hi" style:country-complex="IN"/>
    </style:style>
    <style:style style:name="T16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7" style:family="text">
      <style:text-properties officeooo:rsid="0086930f"/>
    </style:style>
    <style:style style:name="T18" style:family="text">
      <style:text-properties style:text-underline-style="none" officeooo:rsid="008383c7"/>
    </style:style>
    <style:style style:name="T19" style:family="text">
      <style:text-properties style:text-underline-style="none" officeooo:rsid="0085731c"/>
    </style:style>
    <style:style style:name="T20" style:family="text">
      <style:text-properties officeooo:rsid="0083aee4"/>
    </style:style>
    <style:style style:name="T21" style:family="text">
      <style:text-properties fo:language="fr" fo:country="FR" officeooo:rsid="00742409" style:language-asian="zh" style:country-asian="CN" style:language-complex="hi" style:country-complex="IN"/>
    </style:style>
    <style:style style:name="T22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</text:span> 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3"><text:s/></text:span><text:span text:style-name="T4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Des déchets ont été entreposés.</text:p>
      <text:p text:style-name="P7"><text:text-input text:description="">{% if nature_terrain %}</text:text-input></text:p>
      <text:p text:style-name="P7"><text:span text:style-name="T5">Nature du terrain où les déchets ont été trouvés : </text:span><text:span text:style-name="T5"><text:text-input text:description="">{{ nature_terrain }}</text:text-input></text:span></text:p>
      <text:p text:style-name="P3"><text:text-input text:description="">{% endif %}</text:text-input></text:p>
      <text:p text:style-name="P3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8"><text:text-input text:description="">{% if types_depot %}</text:text-input></text:p>
      <text:p text:style-name="P9"><text:span text:style-name="T6">Le dépôt se </text:span><text:span text:style-name="T3">compose de</text:span><text:span text:style-name="T6">s éléments suivant</text:span><text:span text:style-name="T7">s</text:span><text:span text:style-name="T6"> : </text:span></text:p>
      <text:p text:style-name="P10"><text:text-input text:description="">{% endif %}</text:text-input></text:p>
      <text:p text:style-name="P8"><text:text-input text:description="">{% for item in types_depot %}</text:text-input></text:p>
      <text:list text:style-name="L1">
        <text:list-item>
          <text:p text:style-name="P11"><text:text-input text:description="">{{ item }}</text:text-input></text:p>
        </text:list-item>
      </text:list>
      <text:p text:style-name="P12"><text:text-input text:description="">{% endfor %}</text:text-input></text:p>
      <text:p text:style-name="P9"><text:span text:style-name="T3"/></text:p>
      <text:p text:style-name="P13"><text:text-input text:description="">{% if photo_dispo %}</text:text-input></text:p>
      <text:p text:style-name="P13">Une planche photographique est jointe en annexe du présent rapport.</text:p>
      <text:p text:style-name="P13"><text:text-input text:description="">{% endif %}</text:text-input></text:p>
      <text:p text:style-name="P13"/>
      <text:p text:style-name="P13"><text:text-input text:description="">{% if precisions_depot %}</text:text-input></text:p>
      <text:p text:style-name="P14">Les précisions sui<text:span text:style-name="T8">v</text:span>antes ont été apportées :</text:p>
      <text:p text:style-name="P13"><text:text-input text:description="">{{ precisions_depot }}</text:text-input></text:p>
      <text:p text:style-name="P4"><text:text-input text:description="">{% endif %}</text:text-input></text:p>
      <text:p text:style-name="P13"/>
      <text:p text:style-name="P13"><text:text-input text:description="">{% if indices_disponibles %}</text:text-input></text:p>
      <text:p text:style-name="P15"><text:span text:style-name="T9">Des </text:span>éléments présents <text:span text:style-name="T9">sur </text:span>place<text:span text:style-name="T9"> pourraient permettre </text:span><text:span text:style-name="T10">d’</text:span><text:span text:style-name="T9">identifier l’auteur présumé :</text:span></text:p>
      <text:p text:style-name="P16"><text:text-input text:description="">{% endif %}</text:text-input></text:p>
      <text:p text:style-name="P8"/>
      <text:p text:style-name="P8"><text:text-input text:description="">{% for item in indices_disponibles %}</text:text-input></text:p>
      <text:list text:continue-numbering="true" text:style-name="L1">
        <text:list-item>
          <text:p text:style-name="P11"><text:text-input text:description="">{{ item }}</text:text-input></text:p>
        </text:list-item>
      </text:list>
      <text:p text:style-name="P15"><text:text-input text:description="">{% endfor %}</text:text-input></text:p>
      <text:p text:style-name="P15"/>
      <text:p text:style-name="P15"><text:text-input text:description="">{% if auteur_identifie %}</text:text-input></text:p>
      <text:p text:style-name="P15"><text:span text:style-name="T9">L</text:span>’auteur présumé des faits est : <text:s/><text:span text:style-name="T11">Remplir ici le nom et l’identité de l’auteur. </text:span></text:p>
      <text:p text:style-name="P17"><text:soft-page-break/><text:text-input text:description="">{% endif %}</text:text-input></text:p>
      <text:p text:style-name="P3"><text:span text:style-name="T3"/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2"><text:text-input text:description="">{{ prejudice_montant_forfait }}</text:text-input></text:span><text:span text:style-name="T3">. </text:span></text:p>
      <text:p text:style-name="P17"><text:text-input text:description="">{% endif %}</text:text-input></text:p>
      <text:p text:style-name="P18"/>
      <text:p text:style-name="P18"><text:text-input text:description="">{% if prejudice_montant_connu %}</text:text-input></text:p>
      <text:p text:style-name="P19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0"><text:span text:style-name="T3">Cela correspond à : </text:span><text:span text:style-name="T13">Indiquer ici les détails du montant indiqué et joindre les justificatifs.</text:span></text:p>
      <text:p text:style-name="P21"><text:text-input text:description="">{% endif %}</text:text-input></text:p>
      <text:p text:style-name="P22"><text:text-input text:description="">{% if not prejudice_montant_connu %}</text:text-input></text:p>
      <text:p text:style-name="P23">Une estimation du montant du préjudice a été établie.</text:p>
      <text:p text:style-name="P24"><text:span text:style-name="T3"/></text:p>
      <text:list text:style-name="L2">
        <text:list-item>
          <text:p text:style-name="P25">Nombre de personnes mobilisées : <text:text-input text:description="">{{ prejudice_nombre_personnes }}</text:text-input></text:p>
        </text:list-item>
        <text:list-item>
          <text:p text:style-name="P26">Nombre d’heures mobilisées : <text:text-input text:description="">{{ prejudice_nombre_heures }}</text:text-input></text:p>
        </text:list-item>
        <text:list-item>
          <text:p text:style-name="P26">Nombre de véhicules mobilisées : <text:text-input text:description="">{{ prejudice_nombre_vehicules }}</text:text-input></text:p>
        </text:list-item>
        <text:list-item>
          <text:p text:style-name="P26">Kilométrage <text:span text:style-name="T14">parcouru par véhicule</text:span> : <text:text-input text:description="">{{ prejudice_kilometrage }}</text:text-input></text:p>
        </text:list-item>
        <text:list-item>
          <text:p text:style-name="P26">Autres <text:span text:style-name="T1">coûts</text:span> : <text:text-input text:description="">{{ prejudice_autres_couts }}</text:text-input></text:p>
        </text:list-item>
      </text:list>
      <text:p text:style-name="P27"/>
      <text:p text:style-name="P28"><text:span text:style-name="T15">Précisions</text:span><text:span text:style-name="T3"> : </text:span><text:span text:style-name="T13">Indiquer </text:span><text:span text:style-name="T16">d</text:span><text:span text:style-name="T13">es détails </text:span><text:span text:style-name="T16">si un</text:span><text:span text:style-name="T13"> montant </text:span><text:span text:style-name="T16">est </text:span><text:span text:style-name="T13">indiqué </text:span><text:span text:style-name="T16">dans les autres coûts.</text:span></text:p>
      <text:p text:style-name="P28"><text:span text:style-name="T13"/></text:p>
      <text:p text:style-name="P29">En considérant <text:span text:style-name="T17">les esti</text:span><text:span text:style-name="T1">m</text:span><text:span text:style-name="T17">ations suivantes </text:span>: </text:p>
      <text:list text:style-name="L3">
        <text:list-item>
          <text:p text:style-name="P30"><text:span text:style-name="T17">T</text:span>aux horaire <text:span text:style-name="T17">par </text:span>agent : 18,03€/h</text:p>
        </text:list-item>
        <text:list-item>
          <text:p text:style-name="P30"><text:span text:style-name="T17">C</text:span><text:span text:style-name="T14">oût d’u</text:span>sage <text:span text:style-name="T17">par</text:span><text:span text:style-name="T14"> </text:span>véhicule : 1,30€/km</text:p>
        </text:list-item>
      </text:list>
      <text:p text:style-name="P31"/>
      <text:p text:style-name="P32"><text:span text:style-name="T18">Le coût estimé </text:span><text:span text:style-name="T19">du préjudice </text:span><text:span text:style-name="T18">est de</text:span><text:span text:style-name="T14"> : </text:span><text:span text:style-name="T14"><text:text-input text:description="">{{ prejudice_montant_calcule }}</text:text-input></text:span><text:span text:style-name="T20">€</text:span></text:p>
      <text:p text:style-name="P33"><text:text-input text:description="">{% endif %}</text:text-input></text:p>
      <text:p text:style-name="P34"><text:span text:style-name="T3"/></text:p>
      <text:p text:style-name="P35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, </text:span><text:span text:style-name="T21">s</text:span><text:span text:style-name="T3">era déposée pour les faits constatés.</text:span></text:p>
      <text:p text:style-name="P35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Transmission du rapport</text:h>
      <text:p text:style-name="P36">- <text:span text:style-name="T22">[REMPLIR brigade] </text:span>;</text:p>
      <text:p text:style-name="P36">- La sous-préfecture de l’arrondissement de <text:span text:style-name="T22">[REMPLIR sous_pref] </text:span>;</text:p>
      <text:p text:style-name="P36">- Le procureur de la République près le tribunal judiciaire de <text:span text:style-name="T22">[REMPLIR tribunal] </text:span>;</text:p>
      <text:p text:style-name="P36">- La direction départementale des territoires de <text:span text:style-name="T22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5T09:50:32.649963101</dc:date>
    <meta:editing-cycles>154</meta:editing-cycles>
    <meta:editing-duration>PT21H30M43S</meta:editing-duration>
    <meta:generator>LibreOffice/24.8.5.2$Linux_X86_64 LibreOffice_project/480$Build-2</meta:generator>
    <meta:document-statistic meta:table-count="0" meta:image-count="0" meta:object-count="0" meta:page-count="2" meta:paragraph-count="66" meta:word-count="584" meta:character-count="2943" meta:non-whitespace-character-count="2535"/>
    <meta:user-defined meta:name="AppVersion">15.0000</meta:user-defined>
  </office:meta>
</office:document-meta>
</file>